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82cm"/>
    </style:style>
    <style:style style:name="co7" style:family="table-column">
      <style:table-column-properties fo:break-before="auto" style:column-width="0.485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0.4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8c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2"/>
    </style:style>
    <style:style style:name="ce9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8"/>
    </style:style>
    <style:style style:name="ce3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13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D8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34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343" style:family="table-cell" style:parent-style-name="Default">
      <style:table-cell-properties style:cell-protect="none" style:print-content="true"/>
    </style:style>
    <style:style style:name="ce3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J8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3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J8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2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2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8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9"/>
    </style:style>
    <style:style style:name="ce2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4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2" style:family="table-cell" style:parent-style-name="Default">
      <style:map style:condition="cell-content()!=&quot;&quot;" style:apply-style-name="ConditionalStyle_5f_1" style:base-cell-address="'RTS-Template'.B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8"/>
    </style:style>
    <style:style style:name="ce4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2"/>
    </style:style>
    <style:style style:name="ce2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98" style:family="table-cell" style:parent-style-name="Default">
      <style:map style:condition="cell-content()!=&quot;&quot;" style:apply-style-name="ConditionalStyle_5f_1" style:base-cell-address="'RTS-Template'.D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28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3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8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9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2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4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48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font-name="Calibri2"/>
    </style:style>
    <style:style style:name="ce67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gr1" style:family="graphic" style:parent-style-name="Default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321" table:number-columns-spanned="2" table:number-rows-spanned="1"/>
          <table:covered-table-cell table:style-name="ce3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48" table:number-columns-spanned="2" table:number-rows-spanned="1"/>
          <table:covered-table-cell table:style-name="ce341"/>
          <table:table-cell table:style-name="ce352" table:number-columns-spanned="2" table:number-rows-spanned="1"/>
          <table:covered-table-cell table:style-name="ce341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200" table:number-columns-spanned="2" table:number-rows-spanned="1"/>
          <table:covered-table-cell table:style-name="ce341"/>
          <table:table-cell table:style-name="ce216" table:number-columns-spanned="2" table:number-rows-spanned="1"/>
          <table:covered-table-cell table:style-name="ce341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273" table:number-columns-spanned="2" table:number-rows-spanned="1"/>
          <table:covered-table-cell table:style-name="ce341"/>
          <table:table-cell table:style-name="ce283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200" table:number-columns-spanned="2" table:number-rows-spanned="1"/>
          <table:covered-table-cell table:style-name="ce341"/>
          <table:table-cell table:style-name="ce216" table:number-columns-spanned="2" table:number-rows-spanned="1"/>
          <table:covered-table-cell table:style-name="ce341"/>
          <table:table-cell table:style-name="ce331" table:number-columns-spanned="2" table:number-rows-spanned="1"/>
          <table:covered-table-cell table:style-name="ce341"/>
          <table:table-cell table:style-name="ce331" table:number-columns-spanned="2" table:number-rows-spanned="1"/>
          <table:covered-table-cell table:style-name="ce341"/>
          <table:table-cell table:style-name="ce331" table:number-columns-spanned="2" table:number-rows-spanned="1"/>
          <table:covered-table-cell table:style-name="ce341"/>
          <table:table-cell table:style-name="ce331" table:number-columns-spanned="2" table:number-rows-spanned="1"/>
          <table:covered-table-cell table:style-name="ce341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149" table:number-columns-spanned="2" table:number-rows-spanned="1"/>
          <table:covered-table-cell table:style-name="ce41"/>
          <table:table-cell table:style-name="ce357" table:number-columns-spanned="2" table:number-rows-spanned="1"/>
          <table:covered-table-cell table:style-name="ce3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448" table:number-columns-spanned="2" table:number-rows-spanned="1"/>
          <table:covered-table-cell table:style-name="ce41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457" table:number-columns-spanned="2" table:number-rows-spanned="1"/>
          <table:covered-table-cell table:style-name="ce341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46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16" table:number-columns-spanned="2" table:number-rows-spanned="1"/>
          <table:covered-table-cell table:style-name="ce42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58" table:number-columns-spanned="2" table:number-rows-spanned="1"/>
          <table:covered-table-cell table:style-name="ce97"/>
          <table:table-cell table:style-name="ce135" table:number-columns-spanned="2" table:number-rows-spanned="1"/>
          <table:covered-table-cell table:style-name="ce139"/>
          <table:table-cell table:style-name="ce340" office:value-type="string" calcext:value-type="string" table:number-columns-spanned="2" table:number-rows-spanned="1">
            <text:p>RR</text:p>
          </table:table-cell>
          <table:covered-table-cell table:style-name="ce355"/>
          <table:table-cell table:style-name="ce340" office:value-type="string" calcext:value-type="string" table:number-columns-spanned="2" table:number-rows-spanned="1">
            <text:p>RR</text:p>
          </table:table-cell>
          <table:covered-table-cell table:style-name="ce355"/>
          <table:table-cell table:style-name="ce380" table:number-columns-spanned="2" table:number-rows-spanned="1"/>
          <table:covered-table-cell table:style-name="ce387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0</text:p>
          </table:table-cell>
          <table:covered-table-cell table:style-name="ce355"/>
          <table:table-cell table:style-name="ce343" table:number-columns-repeated="2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1</text:p>
          </table:table-cell>
          <table:covered-table-cell table:style-name="ce355"/>
          <table:table-cell table:style-name="ce15" table:number-columns-spanned="2" table:number-rows-spanned="1"/>
          <table:covered-table-cell table:style-name="ce31"/>
          <table:table-cell table:style-name="ce212" table:number-columns-spanned="2" table:number-rows-spanned="1"/>
          <table:covered-table-cell table:style-name="ce369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2</text:p>
          </table:table-cell>
          <table:covered-table-cell table:style-name="ce35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3</text:p>
          </table:table-cell>
          <table:covered-table-cell table:style-name="ce355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1</text:p>
          </table:table-cell>
          <table:covered-table-cell table:style-name="ce460"/>
          <table:table-cell table:style-name="ce343" table:number-columns-repeated="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2</text:p>
          </table:table-cell>
          <table:covered-table-cell table:style-name="ce460"/>
          <table:table-cell table:style-name="ce16" table:number-columns-spanned="2" table:number-rows-spanned="1"/>
          <table:covered-table-cell table:style-name="ce32"/>
          <table:table-cell table:style-name="ce215" table:number-columns-spanned="2" table:number-rows-spanned="1"/>
          <table:covered-table-cell table:style-name="ce431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3</text:p>
          </table:table-cell>
          <table:covered-table-cell table:style-name="ce46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4</text:p>
          </table:table-cell>
          <table:covered-table-cell table:style-name="ce460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66" table:number-columns-spanned="2" table:number-rows-spanned="1"/>
          <table:covered-table-cell table:style-name="ce370"/>
          <table:table-cell table:style-name="ce365" office:value-type="string" calcext:value-type="string" table:number-columns-spanned="2" table:number-rows-spanned="1">
            <text:p>RR</text:p>
          </table:table-cell>
          <table:covered-table-cell table:style-name="ce369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212" table:number-columns-spanned="2" table:number-rows-spanned="1"/>
          <table:covered-table-cell table:style-name="ce369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0</text:p>
          </table:table-cell>
          <table:covered-table-cell table:style-name="ce369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212" table:number-columns-spanned="2" table:number-rows-spanned="1"/>
          <table:covered-table-cell table:style-name="ce369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1</text:p>
          </table:table-cell>
          <table:covered-table-cell table:style-name="ce369"/>
          <table:table-cell table:style-name="ce343" table:number-columns-repeated="2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212" table:number-columns-spanned="2" table:number-rows-spanned="1"/>
          <table:covered-table-cell table:style-name="ce369"/>
          <table:table-cell table:style-name="ce189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2</text:p>
          </table:table-cell>
          <table:covered-table-cell table:style-name="ce369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3</text:p>
          </table:table-cell>
          <table:covered-table-cell table:style-name="ce369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4</text:p>
          </table:table-cell>
          <table:covered-table-cell table:style-name="ce369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5</text:p>
          </table:table-cell>
          <table:covered-table-cell table:style-name="ce369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215" table:number-columns-spanned="2" table:number-rows-spanned="1"/>
          <table:covered-table-cell table:style-name="ce431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1</text:p>
          </table:table-cell>
          <table:covered-table-cell table:style-name="ce431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215" table:number-columns-spanned="2" table:number-rows-spanned="1"/>
          <table:covered-table-cell table:style-name="ce431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2</text:p>
          </table:table-cell>
          <table:covered-table-cell table:style-name="ce431"/>
          <table:table-cell table:style-name="ce343" table:number-columns-repeated="2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215" table:number-columns-spanned="2" table:number-rows-spanned="1"/>
          <table:covered-table-cell table:style-name="ce431"/>
          <table:table-cell table:style-name="ce190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3</text:p>
          </table:table-cell>
          <table:covered-table-cell table:style-name="ce431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4</text:p>
          </table:table-cell>
          <table:covered-table-cell table:style-name="ce431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5</text:p>
          </table:table-cell>
          <table:covered-table-cell table:style-name="ce431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6</text:p>
          </table:table-cell>
          <table:covered-table-cell table:style-name="ce431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66" table:number-columns-spanned="2" table:number-rows-spanned="1"/>
          <table:covered-table-cell table:style-name="ce370"/>
          <table:table-cell table:style-name="ce366" office:value-type="string" calcext:value-type="string" table:number-columns-spanned="2" table:number-rows-spanned="1">
            <text:p>RR</text:p>
          </table:table-cell>
          <table:covered-table-cell table:style-name="ce370"/>
          <table:table-cell table:style-name="ce366" office:value-type="string" calcext:value-type="string" table:number-columns-spanned="2" table:number-rows-spanned="1">
            <text:p>RR</text:p>
          </table:table-cell>
          <table:covered-table-cell table:style-name="ce370"/>
          <table:table-cell table:style-name="ce343" table:number-columns-repeated="2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12" table:number-columns-spanned="2" table:number-rows-spanned="1"/>
          <table:covered-table-cell table:style-name="ce369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343" table:number-columns-repeated="2"/>
          <table:table-cell table:style-name="ce366" office:value-type="string" calcext:value-type="string" table:number-columns-spanned="2" table:number-rows-spanned="1">
            <text:p>D0</text:p>
          </table:table-cell>
          <table:covered-table-cell table:style-name="ce37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366" office:value-type="string" calcext:value-type="string" table:number-columns-spanned="2" table:number-rows-spanned="1">
            <text:p>D1</text:p>
          </table:table-cell>
          <table:covered-table-cell table:style-name="ce37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5" table:number-columns-spanned="2" table:number-rows-spanned="1"/>
          <table:covered-table-cell table:style-name="ce431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343" table:number-columns-repeated="2"/>
          <table:table-cell table:style-name="ce492" office:value-type="string" calcext:value-type="string" table:number-columns-spanned="2" table:number-rows-spanned="1">
            <text:p>R1</text:p>
          </table:table-cell>
          <table:covered-table-cell table:style-name="ce495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492" office:value-type="string" calcext:value-type="string" table:number-columns-spanned="2" table:number-rows-spanned="1">
            <text:p>R2</text:p>
          </table:table-cell>
          <table:covered-table-cell table:style-name="ce495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95" table:number-columns-spanned="2" table:number-rows-spanned="1"/>
          <table:covered-table-cell table:style-name="ce9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repeated="26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484" table:number-columns-spanned="2" table:number-rows-spanned="1"/>
          <table:covered-table-cell table:style-name="ce484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W2:'RTS-Template'.AW2 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2:'RTS-Template'.DO2 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M2:'RTS-Template'.CM2 'RTS-Template'.AA2:'RTS-Template'.AA2 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CO2:'RTS-Template'.CO2 'RTS-Template'.AC2:'RTS-Template'.AC2 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P8:'RTS-Template'.Q8 'RTS-Template'.AJ8:'RTS-Template'.AM8 'RTS-Template'.AJ9:'RTS-Template'.AO9 'RTS-Template'.AO8:'RTS-Template'.AO8 'RTS-Template'.AR8:'RTS-Template'.AY9 'RTS-Template'.F8:'RTS-Template'.I8 'RTS-Template'.AC8:'RTS-Template'.AE8 'RTS-Template'.P9:'RTS-Template'.AE9 'RTS-Template'.AF8:'RTS-Template'.AG9 'RTS-Template'.BB8:'RTS-Template'.BM9 'RTS-Template'.BP8:'RTS-Template'.DS9 'RTS-Template'.G4:'RTS-Template'.P4 'RTS-Template'.K2:'RTS-Template'.N2 'RTS-Template'.BO4:'RTS-Template'.BX4 'RTS-Template'.BS2:'RTS-Template'.BV2 'RTS-Template'.CO4:'RTS-Template'.CX4 'RTS-Template'.CS2:'RTS-Template'.CV2 'RTS-Template'.AM2:'RTS-Template'.AP2 'RTS-Template'.AI4:'RTS-Template'.AR4 'RTS-Template'.B9:'RTS-Template'.K9">
            <calcext:condition calcext:apply-style-name="ConditionalStyle_1" calcext:value="!=&quot;&quot;" calcext:base-cell-address="'RTS-Template'.B2"/>
          </calcext:conditional-format>
          <calcext:conditional-format calcext:target-range-address="'RTS-Template'.D11:'RTS-Template'.D12 'RTS-Template'.V11:'RTS-Template'.V12 'RTS-Template'.AP11:'RTS-Template'.AP12 'RTS-Template'.BJ11:'RTS-Template'.BJ12 'RTS-Template'.CD11:'RTS-Template'.CD12 'RTS-Template'.CX11:'RTS-Template'.CX12 'RTS-Template'.DR11:'RTS-Template'.DR12 'RTS-Template'.C4:'RTS-Template'.C4 'RTS-Template'.E4:'RTS-Template'.E4 'RTS-Template'.E2:'RTS-Template'.E2 'RTS-Template'.BK4:'RTS-Template'.BK4 'RTS-Template'.BM4:'RTS-Template'.BM4 'RTS-Template'.BM2:'RTS-Template'.BM2 'RTS-Template'.CE4:'RTS-Template'.CE4 'RTS-Template'.CG4:'RTS-Template'.CG4 'RTS-Template'.CG2:'RTS-Template'.CG2 'RTS-Template'.CY4:'RTS-Template'.CY4 'RTS-Template'.DA4:'RTS-Template'.DA4 'RTS-Template'.DA2:'RTS-Template'.DA2 'RTS-Template'.DS4:'RTS-Template'.DS4 'RTS-Template'.AC4:'RTS-Template'.AC4 'RTS-Template'.W4:'RTS-Template'.W4 'RTS-Template'.Y4:'RTS-Template'.Y4 'RTS-Template'.AU4:'RTS-Template'.AU4 'RTS-Template'.AU4:'RTS-Template'.AU4 'RTS-Template'.AU2:'RTS-Template'.AU2">
            <calcext:condition calcext:apply-style-name="ConditionalStyle_2" calcext:value="!=&quot;&quot;" calcext:base-cell-address="'RTS-Template'.C2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F11:'RTS-Template'.AF11 'RTS-Template'.AD11:'RTS-Template'.AD11 'RTS-Template'.P11:'RTS-Template'.P11 'RTS-Template'.X14:'RTS-Template'.X14 'RTS-Template'.BF11:'RTS-Template'.BF11 'RTS-Template'.BN8:'RTS-Template'.BN8">
            <calcext:condition calcext:apply-style-name="ConditionalStyle_2" calcext:value="!=&quot;&quot;" calcext:base-cell-address="'RTS-Template'.P8"/>
          </calcext:conditional-format>
          <calcext:conditional-format calcext:target-range-address="'RTS-Template'.AF12:'RTS-Template'.AF12 'RTS-Template'.AD12:'RTS-Template'.AD12 'RTS-Template'.P12:'RTS-Template'.P12 'RTS-Template'.X15:'RTS-Template'.X15 'RTS-Template'.BF12:'RTS-Template'.BF12 'RTS-Template'.BN9:'RTS-Template'.BN9">
            <calcext:condition calcext:apply-style-name="ConditionalStyle_2" calcext:value="!=&quot;&quot;" calcext:base-cell-address="'RTS-Template'.P9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J14:'RTS-Template'.W14 'RTS-Template'.B15:'RTS-Template'.W15 'RTS-Template'.AB14:'RTS-Template'.AS15 'RTS-Template'.AV14:'RTS-Template'.DS15 'RTS-Template'.B14:'RTS-Template'.G14 'RTS-Template'.AW4:'RTS-Template'.BJ4 'RTS-Template'.AY2:'RTS-Template'.BB2 'RTS-Template'.DC4:'RTS-Template'.DP4 'RTS-Template'.U2:'RTS-Template'.X2 'RTS-Template'.S4:'RTS-Template'.V4 'RTS-Template'.AE4:'RTS-Template'.AJ4 'RTS-Template'.AA4:'RTS-Template'.AB4 'RTS-Template'.B11:'RTS-Template'.C11 'RTS-Template'.DE2:'RTS-Template'.DH2">
            <calcext:condition calcext:apply-style-name="ConditionalStyle_3" calcext:value="!=&quot;&quot;" calcext:base-cell-address="'RTS-Template'.B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 'RTS-Template'.B8:'RTS-Template'.C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V8:'RTS-Template'.W8 'RTS-Template'.D8:'RTS-Template'.E8">
            <calcext:condition calcext:apply-style-name="ConditionalStyle_1" calcext:value="!=&quot;&quot;" calcext:base-cell-address="'RTS-Template'.D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J8:'RTS-Template'.K8">
            <calcext:condition calcext:apply-style-name="ConditionalStyle_1" calcext:value="!=&quot;&quot;" calcext:base-cell-address="'RTS-Template'.J8"/>
          </calcext:conditional-format>
          <calcext:conditional-format calcext:target-range-address="'RTS-Template'.AG2:'RTS-Template'.AG2 'RTS-Template'.AI2:'RTS-Template'.AI2 'RTS-Template'.AK2:'RTS-Template'.AK2 'RTS-Template'.AM2:'RTS-Template'.AM2 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</calcext:conditional-formats>
      </table:table>
      <table:table table:name="Task-Requirements" table:style-name="ta2">
        <table:table-column table:style-name="co6" table:default-cell-style-name="ce662"/>
        <table:table-column table:style-name="co7" table:default-cell-style-name="ce662"/>
        <table:table-column table:style-name="co8" table:default-cell-style-name="ce658"/>
        <table:table-column table:style-name="co9" table:default-cell-style-name="ce658"/>
        <table:table-column table:style-name="co8" table:default-cell-style-name="ce658"/>
        <table:table-column table:style-name="co7" table:default-cell-style-name="ce662"/>
        <table:table-column table:style-name="co8" table:default-cell-style-name="ce658"/>
        <table:table-column table:style-name="co7" table:default-cell-style-name="ce658"/>
        <table:table-column table:style-name="co8" table:default-cell-style-name="ce658"/>
        <table:table-column table:style-name="co7" table:default-cell-style-name="ce658"/>
        <table:table-column table:style-name="co4" table:number-columns-repeated="54" table:default-cell-style-name="ce658"/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table:style-name="ce669" office:value-type="string" calcext:value-type="string">
            <text:p>Δt<text:span text:style-name="T1">exec</text:span></text:p>
          </table:table-cell>
          <table:table-cell table:style-name="ce671"/>
          <table:table-cell table:style-name="ce669" office:value-type="string" calcext:value-type="string">
            <text:p>Δt<text:span text:style-name="T1">per</text:span></text:p>
          </table:table-cell>
          <table:table-cell table:number-columns-repeated="59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3" calcext:value-type="float">
            <text:p>3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6" calcext:value-type="float">
            <text:p>16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2" calcext:value-type="float">
            <text:p>2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7" calcext:value-type="float">
            <text:p>7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/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4" calcext:value-type="float">
            <text:p>4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1" calcext:value-type="float">
            <text:p>11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6" table:number-rows-repeated="104855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1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1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1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1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1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1" fo:font-family="Calibri" style:font-family-generic="swiss"/>
    </style:style>
    <draw:marker draw:name="Arrow" svg:viewBox="0 0 20 30" svg:d="M10 0l-10 30h20z"/>
    <draw:marker draw:name="Arrowheads_20_1" draw:display-name="Arrowheads 1" svg:viewBox="0 0 20 30" svg:d="M10 0l-10 30h20z"/>
    <draw:marker draw:name="Dimension_20_Lines" draw:display-name="Dimension Lines" svg:viewBox="0 0 836 110" svg:d="M0 0h278 278 280v36 36 38h-278-278-280v-36-3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.00.0000</text:date>, <text:time style:data-style-name="N2" text:time-value="16:26:47.34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08T09:28:46</meta:creation-date>
    <meta:initial-creator>9999</meta:initial-creator>
    <dc:language>de-DE</dc:language>
    <dc:date>2024-07-16T16:41:13.589000000</dc:date>
    <meta:editing-cycles>33</meta:editing-cycles>
    <meta:editing-duration>PT3H7M19S</meta:editing-duration>
    <meta:generator>LibreOffice/24.2.4.2$Windows_X86_64 LibreOffice_project/51a6219feb6075d9a4c46691dcfe0cd9c4fff3c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